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mples d’application Rondier</text:p>
      <text:p text:style-name="Standard"><text:a xlink:type="simple" xlink:href="https://www.vigicom.fr/47-controle-de-rondes?gclid=Cj0KCQiA0fr_BRDaARIsAABw4EtNSovi1Fk9Efbn9GH_21g9xoRrf5gmtsSRSBBdcGM3xtzqcZi_UGgaAoCCEALw_wcB" text:style-name="Internet_20_link" text:visited-style-name="Visited_20_Internet_20_Link"/></text:p>
      <text:p text:style-name="Standard"><text:a xlink:type="simple" xlink:href="https://www.vigicom.fr/47-controle-de-rondes?gclid=Cj0KCQiA0fr_BRDaARIsAABw4EtNSovi1Fk9Efbn9GH_21g9xoRrf5gmtsSRSBBdcGM3xtzqcZi_UGgaAoCCEALw_wcB" text:style-name="Internet_20_link" text:visited-style-name="Visited_20_Internet_20_Link">https://www.vigicom.fr/47-controle-de-rondes?gclid=Cj0KCQiA0fr_BRDaARIsAABw4EtNSovi1Fk9Efbn9GH_21g9xoRrf5gmtsSRSBBdcGM3xtzqcZi_UGgaAoCCEALw_wcB</text:a></text:p>
      <text:p text:style-name="Standard"/>
      <text:p text:style-name="Standard"/>
      <text:p text:style-name="Standard"><text:a xlink:type="simple" xlink:href="https://www.beepiz.com/rondier" text:style-name="Internet_20_link" text:visited-style-name="Visited_20_Internet_20_Link">https://www.beepiz.com/rondier</text:a></text:p>
      <text:p text:style-name="Standard"/>
      <text:p text:style-name="Standard"><text:a xlink:type="simple" xlink:href="https://www.cara.fr/rondier-caronde.asp" text:style-name="Internet_20_link" text:visited-style-name="Visited_20_Internet_20_Link">https://www.cara.fr/rondier-caronde.asp</text:a></text:p>
      <text:p text:style-name="Standard"/>
      <text:p text:style-name="Standard"/>
      <text:p text:style-name="Standard"><text:a xlink:type="simple" xlink:href="https://www.google.com/search?q=application+rondier" text:style-name="Internet_20_link" text:visited-style-name="Visited_20_Internet_20_Link">https://www.google.com/search?q=application+rondier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31:59.177475284</meta:creation-date>
    <dc:date>2021-01-13T09:42:43.798775850</dc:date>
    <meta:editing-duration>PT33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5" meta:word-count="7" meta:character-count="293" meta:non-whitespace-character-count="291"/>
  </office:meta>
</office:document-meta>
</file>